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style:style style:name="T2"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806cm">
          <text:p text:style-name="P1">Glidein Factory Ent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8.793cm" svg:y1="5.756cm" svg:x2="12.978cm" svg:y2="3.229cm">
          <text:p/>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3.152cm" svg:height="2.376cm" svg:x="11.495cm" svg:y="11.488cm">
          <text:p/>
          <draw:enhanced-geometry svg:viewBox="0 0 21600 21600" draw:mirror-horizontal="false" draw:mirror-vertical="false" draw:text-areas="3000 3320 17110 17330" draw:type="cloud-callout" draw:modifiers="-559.993917737398 18955.65839293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6105.05485050549 66555.9255631734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0.655cm" svg:height="1.827cm" svg:x="13.383cm" svg:y="11.882cm">
          <draw:text-box>
            <text:p text:style-name="P6"><text:span text:style-name="T1">Parameters set glidein parameter defaults like:</text:span></text:p>
            <text:p text:style-name="P6"><text:span text:style-name="T1">Collector=”UNDEFINED”,</text:span></text:p>
            <text:p text:style-name="P6"><text:span text:style-name="T1">MinDisk=16G, CheckFilesExist=”/tmp/CMS,$DATA/OSG”</text:span></text:p>
          </draw:text-box>
        </draw:frame>
        <draw:polygon draw:style-name="gr8" draw:text-style-name="P7" draw:layer="layout" svg:width="8.174cm" svg:height="13.3cm" svg:x="2.621cm" svg:y="6.383cm" svg:viewBox="0 0 8175 13301" draw:points="0,0 8175,0 8172,12640 7103,12657 6273,12716 5608,12805 5031,12914 3848,13140 3092,13234 2126,13301 1452,13245 934,13191 1,13070">
          <text:p text:style-name="P6">MyType=”glidefactory2”</text:p>
          <text:p text:style-name="P6">Name=”entry@factory”</text:p>
          <text:p text:style-name="P6">FactoryName=”factory”</text:p>
          <text:p text:style-name="P6">GlideinName=”entry”</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text:span text:style-name="T2">PubKeyType=”algo”</text:span></text:p>
          <text:p text:style-name="P6"><text:span text:style-name="T2">PubKeyId=”keyID”</text:span></text:p>
          <text:p text:style-name="P6"><text:span text:style-name="T2">PubKeyValue=”pub key”</text:span></text:p>
        </draw:polygon>
        <draw:rect draw:style-name="gr9" draw:text-style-name="P2" draw:layer="layout" svg:width="8.17cm" svg:height="0.902cm" svg:x="2.622cm" svg:y="5.471cm">
          <text:p text:style-name="P1">Published classad</text:p>
        </draw:rect>
        <draw:custom-shape draw:style-name="gr6" draw:text-style-name="P4" draw:layer="layout" svg:width="10.539cm" svg:height="2.855cm" svg:x="11.637cm" svg:y="8.4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21.783681214421 20155.462184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137cm" svg:y="14.0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3785.12333965844 15209.2436974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6.78cm" svg:height="1.994cm" svg:x="13.238cm" svg:y="16.972cm">
          <text:p text:style-name="P6"><text:span text:style-name="T1">Public key used by the frontend</text:span><text:span text:style-name="T1"><text:line-break/></text:span><text:span text:style-name="T1">to encrypt sensitive data</text:span></text:p>
          <draw:enhanced-geometry svg:viewBox="0 0 21600 21600" draw:text-areas="3000 3320 17110 17330" draw:type="cloud-callout" draw:modifiers="-7065.15263235511 13847.819548872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12:04</meta:creation-date>
    <dc:date>2008-12-03T15:54:47</dc:date>
    <dc:language>en-US</dc:language>
    <meta:editing-cycles>9</meta:editing-cycles>
    <meta:editing-duration>PT07H01M44S</meta:editing-duration>
    <meta:document-statistic meta:object-count="12"/>
    <meta:user-defined meta:name="Info 1"/>
    <meta:user-defined meta:name="Info 2"/>
    <meta:user-defined meta:name="Info 3"/>
    <meta:user-defined meta:name="Info 4"/>
  </office:meta>
</office:document-meta>
</file>